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f46d" officeooo:paragraph-rsid="0016f46d"/>
    </style:style>
    <style:style style:name="P2" style:family="paragraph" style:parent-style-name="Standard">
      <style:text-properties officeooo:rsid="001849b6" officeooo:paragraph-rsid="001849b6"/>
    </style:style>
    <style:style style:name="P3" style:family="paragraph" style:parent-style-name="Standard">
      <style:text-properties officeooo:rsid="001991e2" officeooo:paragraph-rsid="001991e2"/>
    </style:style>
    <style:style style:name="P4" style:family="paragraph" style:parent-style-name="Standard">
      <style:text-properties officeooo:rsid="001849b6" officeooo:paragraph-rsid="001849b6"/>
    </style:style>
    <style:style style:name="T1" style:family="text">
      <style:text-properties officeooo:rsid="001b9a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vm_group2</text:p>
      <text:p text:style-name="P1"/>
      <text:p text:style-name="P1">ds1, linear separable</text:p>
      <text:p text:style-name="P1"/>
      <text:p text:style-name="P1">1. SVC(C=32, cache_size=200, class_weight=None, coef0=0.0,</text:p>
      <text:p text:style-name="P1"><text:s text:c="2"/>decision_function_shape='ovr', degree=3, gamma='auto', kernel='linear',</text:p>
      <text:p text:style-name="P1"><text:s text:c="2"/>max_iter=-1, probability=False, random_state=None, shrinking=True,</text:p>
      <text:p text:style-name="P1"><text:s text:c="2"/>tol=0.001, verbose=False)</text:p>
      <text:p text:style-name="P1">[[125. <text:s text:c="2"/>0. <text:s text:c="2"/>0.]</text:p>
      <text:p text:style-name="P1"><text:s/>[ <text:s/>0. 125. <text:s text:c="2"/>0.]</text:p>
      <text:p text:style-name="P1"><text:s/>[ <text:s/>0. <text:s text:c="2"/>0. 125.]]</text:p>
      <text:p text:style-name="P1">mean_recall is: <text:s/>1.0</text:p>
      <text:p text:style-name="P1">mean_precision is: <text:s/>1.0</text:p>
      <text:p text:style-name="P1">Accuracy is: <text:s/>100.0</text:p>
      <text:p text:style-name="P1"/>
      <text:p text:style-name="P1">2. SVC(C=1.0, cache_size=200, class_weight=None, coef0=0.0,</text:p>
      <text:p text:style-name="P1"><text:s text:c="2"/>decision_function_shape='ovr', degree=3, gamma='auto', kernel='poly',</text:p>
      <text:p text:style-name="P1"><text:s text:c="2"/>max_iter=-1, probability=False, random_state=None, shrinking=True,</text:p>
      <text:p text:style-name="P1"><text:s text:c="2"/>tol=0.001, verbose=False)</text:p>
      <text:p text:style-name="P1">[[125. <text:s text:c="2"/>0. <text:s text:c="2"/>0.]</text:p>
      <text:p text:style-name="P1"><text:s/>[ <text:s/>0. 125. <text:s text:c="2"/>0.]</text:p>
      <text:p text:style-name="P1"><text:s/>[ <text:s/>0. <text:s text:c="2"/>0. 125.]]</text:p>
      <text:p text:style-name="P1">mean_recall is: <text:s/>1.0</text:p>
      <text:p text:style-name="P1">mean_precision is: <text:s/>1.0</text:p>
      <text:p text:style-name="P1">Accuracy is: <text:s/>100.0</text:p>
      <text:p text:style-name="P1"/>
      <text:p text:style-name="P1">3. a. rbf, gamma=1</text:p>
      <text:p text:style-name="P1">SVC(C=1, cache_size=200, class_weight=None, coef0=0.0,</text:p>
      <text:p text:style-name="P1"><text:s text:c="2"/>decision_function_shape='ovr', degree=3, gamma=1, kernel='rbf',</text:p>
      <text:p text:style-name="P1"><text:s text:c="2"/>max_iter=-1, probability=False, random_state=None, shrinking=True,</text:p>
      <text:p text:style-name="P1"><text:s text:c="2"/>tol=0.001, verbose=False)</text:p>
      <text:p text:style-name="P1">[[124. <text:s text:c="2"/>0. <text:s text:c="2"/>0.]</text:p>
      <text:p text:style-name="P1"><text:s/>[ <text:s/>0. 122. <text:s text:c="2"/>0.]</text:p>
      <text:p text:style-name="P1"><text:s/>[ <text:s/>1. <text:s text:c="2"/>3. 125.]]</text:p>
      <text:p text:style-name="P1">mean_recall is: <text:s/>0.9893333333333333</text:p>
      <text:p text:style-name="P1">mean_precision is: <text:s/>0.9973544973544973</text:p>
      <text:p text:style-name="P1">Accuracy is: <text:s/>99.73118279569893</text:p>
      <text:p text:style-name="P1">b.rbf, gamma=2^5</text:p>
      <text:p text:style-name="P1">SVC(C=1, cache_size=200, class_weight=None, coef0=0.0,</text:p>
      <text:p text:style-name="P1"><text:s text:c="2"/>decision_function_shape='ovr', degree=3, gamma=32, kernel='rbf',</text:p>
      <text:p text:style-name="P1"><text:s text:c="2"/>max_iter=-1, probability=False, random_state=None, shrinking=True,</text:p>
      <text:p text:style-name="P1"><text:s text:c="2"/>tol=0.001, verbose=False)</text:p>
      <text:p text:style-name="P1">[[ 86. <text:s text:c="2"/>0. <text:s text:c="2"/>0.]</text:p>
      <text:p text:style-name="P1"><text:s/>[ <text:s/>0. <text:s/>82. <text:s text:c="2"/>0.]</text:p>
      <text:p text:style-name="P1"><text:s/>[ 39. <text:s/>43. 125.]]</text:p>
      <text:p text:style-name="P1">mean_recall is: <text:s/>0.7813333333333333</text:p>
      <text:p text:style-name="P1">mean_precision is: <text:s/>0.9207317073170732</text:p>
      <text:p text:style-name="P1">Accuracy is: <text:s/>88.25301204819277</text:p>
      <text:p text:style-name="P1">SVC(C=1, cache_size=200, class_weight=None, coef0=0.0,</text:p>
      <text:p text:style-name="P1"><text:s text:c="2"/>decision_function_shape='ovr', degree=3, gamma=0.03125, kernel='rbf',</text:p>
      <text:p text:style-name="P1"><text:s text:c="2"/>max_iter=-1, probability=False, random_state=None, shrinking=True,</text:p>
      <text:p text:style-name="P1"><text:s text:c="2"/>tol=0.001, verbose=False)</text:p>
      <text:p text:style-name="P1"><text:soft-page-break/>[[125. <text:s text:c="2"/>0. <text:s text:c="2"/>0.]</text:p>
      <text:p text:style-name="P1"><text:s/>[ <text:s/>0. 125. <text:s text:c="2"/>0.]</text:p>
      <text:p text:style-name="P1"><text:s/>[ <text:s/>0. <text:s text:c="2"/>0. 125.]]</text:p>
      <text:p text:style-name="P1">mean_recall is: <text:s/>1.0</text:p>
      <text:p text:style-name="P1">mean_precision is: <text:s/>1.0</text:p>
      <text:p text:style-name="P1">Accuracy is: <text:s/>100.0</text:p>
      <text:p text:style-name="P1"/>
      <text:p text:style-name="P1"/>
      <text:p text:style-name="P2">ds1,non-linearly separable</text:p>
      <text:p text:style-name="P2">1. SVC(C=1, cache_size=200, class_weight=None, coef0=0.0,</text:p>
      <text:p text:style-name="P2"><text:s text:c="2"/>decision_function_shape='ovr', degree=3, gamma='auto', kernel='linear',</text:p>
      <text:p text:style-name="P2"><text:s text:c="2"/>max_iter=-1, probability=False, random_state=None, shrinking=True,</text:p>
      <text:p text:style-name="P2"><text:s text:c="2"/>tol=0.001, verbose=False)</text:p>
      <text:p text:style-name="P2">[[110. <text:s text:c="2"/>4. <text:s text:c="2"/>0.]</text:p>
      <text:p text:style-name="P2"><text:s/>[ <text:s/>3. 122. <text:s text:c="2"/>0.]</text:p>
      <text:p text:style-name="P2"><text:s/>[ 22. <text:s text:c="2"/>0. 114.]]</text:p>
      <text:p text:style-name="P2">mean_recall is: <text:s/>0.9276895943562611</text:p>
      <text:p text:style-name="P2">mean_precision is: <text:s/>0.9263825249398004</text:p>
      <text:p text:style-name="P2">mean_f_score: 0.9225485634436817</text:p>
      <text:p text:style-name="P2">Accuracy is: <text:s/>92.26666666666667</text:p>
      <text:p text:style-name="P2"/>
      <text:p text:style-name="P2">2.SVC(C=1, cache_size=200, class_weight=None, coef0=0.0,</text:p>
      <text:p text:style-name="P2"><text:s text:c="2"/>decision_function_shape='ovr', degree=5, gamma=1.54, kernel='poly',</text:p>
      <text:p text:style-name="P2"><text:s text:c="2"/>max_iter=-1, probability=False, random_state=None, shrinking=True,</text:p>
      <text:p text:style-name="P2"><text:s text:c="2"/>tol=0.001, verbose=False)</text:p>
      <text:p text:style-name="P2">[[123. <text:s text:c="2"/>0. <text:s text:c="2"/>0.]</text:p>
      <text:p text:style-name="P2"><text:s/>[ <text:s/>4. 121. <text:s text:c="2"/>0.]</text:p>
      <text:p text:style-name="P2"><text:s/>[ 17. <text:s text:c="2"/>0. 110.]]</text:p>
      <text:p text:style-name="P2">mean_recall is: <text:s/>0.9513888888888888</text:p>
      <text:p text:style-name="P2">mean_precision is: <text:s/>0.944713910761155</text:p>
      <text:p text:style-name="P2">mean_f_score: 0.9444527313997361</text:p>
      <text:p text:style-name="P2">Accuracy is: <text:s/>94.4</text:p>
      <text:p text:style-name="P2"/>
      <text:p text:style-name="P2">3.a. rbf, gamma=1</text:p>
      <text:p text:style-name="P2">SVC(C=1, cache_size=200, class_weight=None, coef0=0.0,</text:p>
      <text:p text:style-name="P2"><text:s text:c="2"/>decision_function_shape='ovr', degree=3, gamma=1, kernel='rbf',</text:p>
      <text:p text:style-name="P2"><text:s text:c="2"/>max_iter=-1, probability=False, random_state=None, shrinking=True,</text:p>
      <text:p text:style-name="P2"><text:s text:c="2"/>tol=0.001, verbose=False)</text:p>
      <text:p text:style-name="P2">[[125. <text:s text:c="2"/>0. <text:s text:c="2"/>0.]</text:p>
      <text:p text:style-name="P2"><text:s/>[ <text:s/>0. 125. <text:s text:c="2"/>0.]</text:p>
      <text:p text:style-name="P2"><text:s/>[ <text:s/>0. <text:s text:c="2"/>0. 125.]]</text:p>
      <text:p text:style-name="P2">mean_recall is: <text:s/>1.0</text:p>
      <text:p text:style-name="P2">mean_precision is: <text:s/>1.0</text:p>
      <text:p text:style-name="P2">mean_f_score: 1.0</text:p>
      <text:p text:style-name="P2">Accuracy is: <text:s/>100.0</text:p>
      <text:p text:style-name="P2"/>
      <text:p text:style-name="P2">b. rbf,gamma=2^5</text:p>
      <text:p text:style-name="P2">SVC(C=1, cache_size=200, class_weight=None, coef0=0.0,</text:p>
      <text:p text:style-name="P2"><text:s text:c="2"/>decision_function_shape='ovr', degree=3, gamma=32, kernel='rbf',</text:p>
      <text:p text:style-name="P2"><text:s text:c="2"/>max_iter=-1, probability=False, random_state=None, shrinking=True,</text:p>
      <text:p text:style-name="P2"><text:s text:c="2"/>tol=0.001, verbose=False)</text:p>
      <text:p text:style-name="P2">[[125. <text:s text:c="2"/>0. <text:s text:c="2"/>0.]</text:p>
      <text:p text:style-name="P2"><text:soft-page-break/><text:s/>[ <text:s/>0. 125. <text:s text:c="2"/>0.]</text:p>
      <text:p text:style-name="P2"><text:s/>[ <text:s/>0. <text:s text:c="2"/>0. 125.]]</text:p>
      <text:p text:style-name="P2">mean_recall is: <text:s/>1.0</text:p>
      <text:p text:style-name="P2">mean_precision is: <text:s/>1.0</text:p>
      <text:p text:style-name="P2">Accuracy is: <text:s/>100.0</text:p>
      <text:p text:style-name="P2"/>
      <text:p text:style-name="P2">c. rbf,gamma=2^-5</text:p>
      <text:p text:style-name="P2">SVC(C=1, cache_size=200, class_weight=None, coef0=0.0,</text:p>
      <text:p text:style-name="P2"><text:s text:c="2"/>decision_function_shape='ovr', degree=3, gamma=0.03125, kernel='rbf',</text:p>
      <text:p text:style-name="P2"><text:s text:c="2"/>max_iter=-1, probability=False, random_state=None, shrinking=True,</text:p>
      <text:p text:style-name="P2"><text:s text:c="2"/>tol=0.001, verbose=False)</text:p>
      <text:p text:style-name="P2">[[105. <text:s text:c="2"/>8. <text:s text:c="2"/>0.]</text:p>
      <text:p text:style-name="P2"><text:s/>[ <text:s/>1. 124. <text:s text:c="2"/>0.]</text:p>
      <text:p text:style-name="P2"><text:s/>[ 21. <text:s text:c="2"/>0. 116.]]</text:p>
      <text:p text:style-name="P2">mean_recall is: <text:s/>0.9220551976457488</text:p>
      <text:p text:style-name="P2">mean_precision is: <text:s/>0.9226396227633873</text:p>
      <text:p text:style-name="P2">Accuracy is: <text:s/>92.0</text:p>
      <text:p text:style-name="P2"/>
      <text:p text:style-name="P2">ds2, scene image</text:p>
      <text:p text:style-name="P2">1. SVC(C=0.013373906109702603, cache_size=200, class_weight=None, coef0=0.0,</text:p>
      <text:p text:style-name="P2"><text:s text:c="2"/>decision_function_shape='ovr', degree=3, gamma='auto', kernel='linear',</text:p>
      <text:p text:style-name="P2"><text:s text:c="2"/>max_iter=-1, probability=False, random_state=None, shrinking=True,</text:p>
      <text:p text:style-name="P2"><text:s text:c="2"/>tol=0.001, verbose=False)</text:p>
      <text:p text:style-name="P2">[[41. <text:s/>7. <text:s/>0.]</text:p>
      <text:p text:style-name="P2"><text:s/>[ 9. 31. <text:s/>0.]</text:p>
      <text:p text:style-name="P2"><text:s/>[ 4. 11. 47.]]</text:p>
      <text:p text:style-name="P2">mean_recall is: <text:s/>0.7973041068279164</text:p>
      <text:p text:style-name="P2">mean_precision is: <text:s/>0.8502450980392157</text:p>
      <text:p text:style-name="P2">mean_f_score: 0.8199114851933283</text:p>
      <text:p text:style-name="P2">Accuracy is: <text:s/>85.61151079136691</text:p>
      <text:p text:style-name="P2"/>
      <text:p text:style-name="P2">2.SVC(C=1.0, cache_size=200, class_weight=None, coef0=0.0,</text:p>
      <text:p text:style-name="P2"><text:s text:c="2"/>decision_function_shape='ovr', degree=2, gamma='auto', kernel='poly',</text:p>
      <text:p text:style-name="P2"><text:s text:c="2"/>max_iter=-1, probability=False, random_state=None, shrinking=True,</text:p>
      <text:p text:style-name="P2"><text:s text:c="2"/>tol=0.001, verbose=False)</text:p>
      <text:p text:style-name="P2">[[41. <text:s/>7. <text:s/>0.]</text:p>
      <text:p text:style-name="P2"><text:s/>[14. 26. <text:s/>0.]</text:p>
      <text:p text:style-name="P2"><text:s/>[ 4. 11. 47.]]</text:p>
      <text:p text:style-name="P2">mean_recall is: <text:s/>0.7619414483821263</text:p>
      <text:p text:style-name="P2">mean_precision is: <text:s/>0.808578431372549</text:p>
      <text:p text:style-name="P2">mean_f_score: 0.7815288109013075</text:p>
      <text:p text:style-name="P2">Accuracy is: <text:s/>82.01438848920863</text:p>
      <text:p text:style-name="P2"/>
      <text:p text:style-name="P2">3. a. Rbf, gamma=.<text:span text:style-name="T1">0009</text:span></text:p>
      <text:p text:style-name="P2">SVC(C=1, cache_size=200, class_weight=None, coef0=0.0,</text:p>
      <text:p text:style-name="P2"><text:s text:c="2"/>decision_function_shape='ovr', degree=3, gamma=0.0009, kernel='rbf',</text:p>
      <text:p text:style-name="P2"><text:s text:c="2"/>max_iter=-1, probability=False, random_state=None, shrinking=True,</text:p>
      <text:p text:style-name="P2"><text:s text:c="2"/>tol=0.001, verbose=False)</text:p>
      <text:p text:style-name="P2">[[36. <text:s/>2. <text:s/>0.]</text:p>
      <text:p text:style-name="P2"><text:s/>[ 4. 21. <text:s/>0.]</text:p>
      <text:p text:style-name="P2"><text:s/>[12. 25. 50.]]</text:p>
      <text:p text:style-name="P2">mean_recall is: <text:s/>0.7099358974358975</text:p>
      <text:p text:style-name="P2"><text:soft-page-break/>mean_precision is: <text:s/>0.8646066779852858</text:p>
      <text:p text:style-name="P2">mean_f_score: 0.7560665362035225</text:p>
      <text:p text:style-name="P2">Accuracy is: <text:s/>85.6</text:p>
      <text:p text:style-name="P2"/>
      <text:p text:style-name="P3">4. linear,ovr</text:p>
      <text:p text:style-name="P3">SVC(C=1.0, cache_size=200, class_weight=None, coef0=0.0,</text:p>
      <text:p text:style-name="P3"><text:s text:c="2"/>decision_function_shape='ovr', degree=3, gamma='auto', kernel='linear',</text:p>
      <text:p text:style-name="P3"><text:s text:c="2"/>max_iter=-1, probability=False, random_state=None, shrinking=True,</text:p>
      <text:p text:style-name="P3"><text:s text:c="2"/>tol=0.001, verbose=False)</text:p>
      <text:p text:style-name="P3">[[41. <text:s/>8. <text:s/>0.]</text:p>
      <text:p text:style-name="P3"><text:s/>[14. 26. <text:s/>0.]</text:p>
      <text:p text:style-name="P3"><text:s/>[ 3. 12. 46.]]</text:p>
      <text:p text:style-name="P3">mean_recall is: <text:s/>0.7573713143428286</text:p>
      <text:p text:style-name="P3">mean_precision is: <text:s/>0.8085034013605443</text:p>
      <text:p text:style-name="P3">Accuracy is: <text:s/>81.884057971014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18:14.595000000</meta:creation-date>
    <dc:date>2018-05-27T22:37:53.884000000</dc:date>
    <meta:editing-duration>PT1H28M15S</meta:editing-duration>
    <meta:editing-cycles>7</meta:editing-cycles>
    <meta:generator>LibreOffice/5.4.1.2$Windows_x86 LibreOffice_project/ea7cb86e6eeb2bf3a5af73a8f7777ac570321527</meta:generator>
    <meta:document-statistic meta:table-count="0" meta:image-count="0" meta:object-count="0" meta:page-count="4" meta:paragraph-count="157" meta:word-count="518" meta:character-count="5370" meta:non-whitespace-character-count="4747"/>
  </office:meta>
</office:document-meta>
</file>